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e260e" officeooo:paragraph-rsid="001e260e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4pt" fo:font-weight="bold" officeooo:rsid="001ee76d" officeooo:paragraph-rsid="001ee76d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fdafa" officeooo:paragraph-rsid="001fdafa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fdafa" officeooo:paragraph-rsid="0022babc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fdafa" officeooo:paragraph-rsid="002345bc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2e8647" officeooo:paragraph-rsid="002e8647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37bb3c" officeooo:paragraph-rsid="0037bb3c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2pt" fo:font-weight="bold" officeooo:rsid="003284db" officeooo:paragraph-rsid="003284db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24pt" fo:font-weight="bold" officeooo:rsid="001e260e" officeooo:paragraph-rsid="001e260e" style:font-size-asian="24pt" style:font-weight-asian="bold" style:font-size-complex="24pt" style:font-weight-complex="bol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f6011" style:font-size-asian="10.5pt" style:font-size-complex="12pt"/>
    </style:style>
    <style:style style:name="T3" style:family="text">
      <style:text-properties fo:font-size="12pt" officeooo:rsid="001fb470" style:font-size-asian="10.5pt" style:font-size-complex="12pt"/>
    </style:style>
    <style:style style:name="T4" style:family="text">
      <style:text-properties fo:font-size="12pt" officeooo:rsid="001fdafa" style:font-size-asian="10.5pt" style:font-size-complex="12pt"/>
    </style:style>
    <style:style style:name="T5" style:family="text">
      <style:text-properties fo:font-size="12pt" officeooo:rsid="0022babc" style:font-size-asian="10.5pt" style:font-size-complex="12pt"/>
    </style:style>
    <style:style style:name="T6" style:family="text">
      <style:text-properties fo:font-size="12pt" officeooo:rsid="002345bc" style:font-size-asian="10.5pt" style:font-size-complex="12pt"/>
    </style:style>
    <style:style style:name="T7" style:family="text">
      <style:text-properties fo:font-size="12pt" officeooo:rsid="0023a39b" style:font-size-asian="10.5pt" style:font-size-complex="12pt"/>
    </style:style>
    <style:style style:name="T8" style:family="text">
      <style:text-properties fo:font-size="12pt" officeooo:rsid="0026fff3" style:font-size-asian="10.5pt" style:font-size-complex="12pt"/>
    </style:style>
    <style:style style:name="T9" style:family="text">
      <style:text-properties fo:font-size="12pt" officeooo:rsid="002e4679" style:font-size-asian="10.5pt" style:font-size-complex="12pt"/>
    </style:style>
    <style:style style:name="T10" style:family="text">
      <style:text-properties fo:font-size="12pt" officeooo:rsid="002e8647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rduino Training </text:p>
      <text:p text:style-name="P1"/>
      <text:p text:style-name="P2">1. Basic Electronics</text:p>
      <text:p text:style-name="P2"><text:span text:style-name="T2"><text:tab/>1.1 </text:span><text:span text:style-name="T3">AC and DC</text:span></text:p>
      <text:p text:style-name="P2"><text:span text:style-name="T3"><text:tab/>1.2 </text:span><text:span text:style-name="T4">Circuits (Open and Closed)</text:span></text:p>
      <text:p text:style-name="P3"><text:span text:style-name="T1"><text:tab/>1.3 </text:span><text:span text:style-name="T5">Resistance</text:span></text:p>
      <text:p text:style-name="P4"><text:span text:style-name="T5"><text:tab/>1.4 Serial Vs. Parallel</text:span></text:p>
      <text:p text:style-name="P5"><text:span text:style-name="T5"><text:tab/></text:span><text:span text:style-name="T6">1.5 Resistors</text:span></text:p>
      <text:p text:style-name="P5"><text:span text:style-name="T6"><text:tab/>1.6 Capacitors</text:span></text:p>
      <text:p text:style-name="P5"><text:span text:style-name="T5"><text:tab/></text:span><text:span text:style-name="T6">1.7 Diodes</text:span></text:p>
      <text:p text:style-name="P5"><text:span text:style-name="T5"><text:s/><text:tab/></text:span><text:span text:style-name="T6">1.8 </text:span><text:span text:style-name="T7">Transistors</text:span></text:p>
      <text:p text:style-name="P5"><text:span text:style-name="T5"><text:tab/></text:span><text:span text:style-name="T7">1.9 </text:span><text:span text:style-name="T8">LED's</text:span></text:p>
      <text:p text:style-name="P5"><text:span text:style-name="T5"/></text:p>
      <text:p text:style-name="P2">2. Programming and Logic</text:p>
      <text:p text:style-name="P2"><text:span text:style-name="T9"><text:tab/>2.1 </text:span><text:span text:style-name="T10">Functions</text:span></text:p>
      <text:p text:style-name="P6"><text:span text:style-name="T1"><text:tab/>2.2 Variables</text:span></text:p>
      <text:p text:style-name="P6"><text:span text:style-name="T1"><text:tab/>2.3 Structure</text:span></text:p>
      <text:p text:style-name="P7"><text:span text:style-name="T1"><text:tab/>2.4 Libraries </text:span></text:p>
      <text:p text:style-name="P2">3. Sensors and Development Tools</text:p>
      <text:p text:style-name="P8"><text:tab/>3.1 PIR Motion Sensors</text:p>
      <text:p text:style-name="P8"><text:tab/>3.2 Ultrasonic Sensors</text:p>
      <text:p text:style-name="P8"><text:tab/>3.3 Smoke Sensors</text:p>
      <text:p text:style-name="P8"><text:tab/>3.4 Temperature and Humidity Sensors</text:p>
      <text:p text:style-name="P8"><text:tab/>3.5 Bluetooth Module</text:p>
      <text:p text:style-name="P8"><text:tab/>3.6 IoT Module (NodeMCU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1:00:29.001758787</meta:creation-date>
    <dc:date>2019-02-12T11:21:35.624967807</dc:date>
    <meta:editing-duration>PT21M3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69" meta:character-count="448" meta:non-whitespace-character-count="380"/>
  </office:meta>
</office:document-meta>
</file>